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3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.85pt" fo:break-before="auto" style:use-optimal-row-height="false"/>
    </style:style>
    <style:style style:name="ro2" style:family="table-row">
      <style:table-row-properties style:row-height="15.39pt" fo:break-before="auto" style:use-optimal-row-height="true"/>
    </style:style>
    <style:style style:name="ro3" style:family="table-row">
      <style:table-row-properties style:row-height="29.11pt" fo:break-before="auto" style:use-optimal-row-height="true"/>
    </style:style>
    <style:style style:name="ro4" style:family="table-row">
      <style:table-row-properties style:row-height="29.3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fo:font-size="12pt" style:font-size-asian="12pt" style:font-size-complex="12pt"/>
    </style:style>
    <style:style style:name="ce5" style:family="table-cell" style:parent-style-name="Default" style:data-style-name="N37">
      <style:table-cell-properties fo:wrap-option="wrap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Activity</text:p>
          </table:table-cell>
          <table:table-cell table:style-name="ce2" office:value-type="string" calcext:value-type="string">
            <text:p>Due Date</text:p>
          </table:table-cell>
          <table:table-cell table:style-name="ce2" office:value-type="string" calcext:value-type="string">
            <text:p>Comment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Writing Chapter 2: iterative re-weighting approach</text:p>
          </table:table-cell>
          <table:table-cell table:style-name="ce3" office:value-type="string" calcext:value-type="string">
            <text:p>Aug_ 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4" office:value-type="string" calcext:value-type="string">
            <text:p>Rewrite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4" office:value-type="string" calcext:value-type="string">
            <text:p>Get approval from supervisor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Writing Chapter 3: penalty convex-concave procedure</text:p>
          </table:table-cell>
          <table:table-cell table:style-name="ce3" office:value-type="string" calcext:value-type="string">
            <text:p>Sep_ 10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4" office:value-type="string" calcext:value-type="string">
            <text:p>Rewrite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4" office:value-type="string" calcext:value-type="string">
            <text:p>Get approval from supervisor</text:p>
          </table:table-cell>
          <table:table-cell table:style-name="ce3" table:number-columns-repeated="2"/>
          <table:table-cell table:number-columns-repeated="1021"/>
        </table:table-row>
        <table:table-row table:style-name="ro3">
          <table:table-cell table:style-name="ce3" office:value-type="string" calcext:value-type="string">
            <text:p>Writing Chapter 4: SOCP methods for range and range-difference measurements</text:p>
          </table:table-cell>
          <table:table-cell table:style-name="ce3" office:value-type="string" calcext:value-type="string">
            <text:p>Sep_ 27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4" office:value-type="string" calcext:value-type="string">
            <text:p>Rewrite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4" office:value-type="string" calcext:value-type="string">
            <text:p>Get approval from supervisor</text:p>
          </table:table-cell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3" office:value-type="string" calcext:value-type="string">
            <text:p>Writing Chapter 1: introduction and problem formulation</text:p>
          </table:table-cell>
          <table:table-cell table:style-name="ce3" office:value-type="string" calcext:value-type="string">
            <text:p>Oct_ 3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4" office:value-type="string" calcext:value-type="string">
            <text:p>Rewrite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4" office:value-type="string" calcext:value-type="string">
            <text:p>Get approval from supervisor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Complete full draft of thesis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Submit complete draft to committee</text:p>
          </table:table-cell>
          <table:table-cell table:style-name="ce5" office:value-type="string" calcext:value-type="string">
            <text:p>Nov_ 6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Submit request for oral exam</text:p>
          </table:table-cell>
          <table:table-cell table:style-name="ce3" office:value-type="string" calcext:value-type="string">
            <text:p>Nov_ 20</text:p>
          </table:table-cell>
          <table:table-cell table:style-name="ce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08:09:47.936010164</meta:creation-date>
    <dc:date>2016-08-24T08:44:03.544052661</dc:date>
    <meta:editing-duration>PT13M55S</meta:editing-duration>
    <meta:editing-cycles>2</meta:editing-cycles>
    <meta:generator>LibreOffice/5.1.4.2$Linux_X86_64 LibreOffice_project/10m0$Build-2</meta:generator>
    <meta:document-statistic meta:table-count="1" meta:cell-count="24" meta:object-count="0"/>
  </office:meta>
</office:document-meta>
</file>